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fr" number:country="FR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0000"/>
    <style:style style:name="ce11" style:family="table-cell" style:parent-style-name="Default" style:data-style-name="N10000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NVMe" table:style-name="ta1">
        <table:table-column table:style-name="co1" table:number-columns-repeated="14" table:default-cell-style-name="Default"/>
        <table:table-column table:style-name="co1" table:default-cell-style-name="ce2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erial number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Disk state</text:p>
          </table:table-cell>
          <table:table-cell table:style-name="ce1" office:value-type="string" calcext:value-type="string">
            <text:p>Small Write MB/s</text:p>
          </table:table-cell>
          <table:table-cell table:style-name="ce1" office:value-type="string" calcext:value-type="string">
            <text:p>Small Read MB/s</text:p>
          </table:table-cell>
          <table:table-cell table:style-name="ce1" office:value-type="string" calcext:value-type="string">
            <text:p>Medium Write MB/s</text:p>
          </table:table-cell>
          <table:table-cell table:style-name="ce1" office:value-type="string" calcext:value-type="string">
            <text:p>Medium Read MB/s</text:p>
          </table:table-cell>
          <table:table-cell table:style-name="ce1" office:value-type="string" calcext:value-type="string">
            <text:p>Large Write MB/s</text:p>
          </table:table-cell>
          <table:table-cell table:style-name="ce1" office:value-type="string" calcext:value-type="string">
            <text:p>Large Read MB/s</text:p>
          </table:table-cell>
          <table:table-cell table:style-name="ce1" office:value-type="string" calcext:value-type="string">
            <text:p>Gnome-disks read</text:p>
          </table:table-cell>
          <table:table-cell table:style-name="ce1" office:value-type="string" calcext:value-type="string">
            <text:p>Gnome-disks write</text:p>
          </table:table-cell>
          <table:table-cell table:style-name="ce1" office:value-type="string" calcext:value-type="string">
            <text:p>Gnome-disks access</text:p>
          </table:table-cell>
          <table:table-cell table:style-name="ce1" office:value-type="string" calcext:value-type="string">
            <text:p>Aio-stress</text:p>
          </table:table-cell>
          <table:table-cell table:style-name="ce1" office:value-type="string" calcext:value-type="string">
            <text:p>Postmark</text:p>
          </table:table-cell>
          <table:table-cell table:style-name="ce1" office:value-type="string" calcext:value-type="string">
            <text:p>Dbench 12 clients</text:p>
          </table:table-cell>
          <table:table-cell table:style-name="ce1" office:value-type="string" calcext:value-type="string">
            <text:p>OpenBench Link(s)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Intel</text:p>
          </table:table-cell>
          <table:table-cell table:number-columns-repeated="2" office:value-type="string" calcext:value-type="string">
            <text:p>SSDPELKX010T8</text:p>
          </table:table-cell>
          <table:table-cell office:value-type="string" calcext:value-type="string">
            <text:p>1TB</text:p>
          </table:table-cell>
          <table:table-cell office:value-type="string" calcext:value-type="string">
            <text:p>empty</text:p>
          </table:table-cell>
          <table:table-cell table:formula="of:=([$'Test results'.K3])" office:value-type="float" office:value="1130.25830258303" calcext:value-type="float">
            <text:p>1130.25830258303</text:p>
          </table:table-cell>
          <table:table-cell table:formula="of:=([$'Test results'.L3])" office:value-type="float" office:value="2862.61682242991" calcext:value-type="float">
            <text:p>2862.61682242991</text:p>
          </table:table-cell>
          <table:table-cell table:formula="of:=([$'Test results'.M3])" office:value-type="float" office:value="767.669172932331" calcext:value-type="float">
            <text:p>767.669172932331</text:p>
          </table:table-cell>
          <table:table-cell table:formula="of:=([$'Test results'.N3])" office:value-type="float" office:value="2860.90909090909" calcext:value-type="float">
            <text:p>2860.90909090909</text:p>
          </table:table-cell>
          <table:table-cell table:formula="of:=([$'Test results'.O3])" office:value-type="float" office:value="672.37061769616" calcext:value-type="float">
            <text:p>672.37061769616</text:p>
          </table:table-cell>
          <table:table-cell table:formula="of:=([$'Test results'.P3])" office:value-type="float" office:value="3352.75754422477" calcext:value-type="float">
            <text:p>3352.75754422477</text:p>
          </table:table-cell>
          <table:table-cell office:value-type="string" calcext:value-type="string">
            <text:p>3.3 GB/s</text:p>
          </table:table-cell>
          <table:table-cell office:value-type="string" calcext:value-type="string">
            <text:p>1.2 GB/s</text:p>
          </table:table-cell>
          <table:table-cell office:value-type="string" calcext:value-type="string">
            <text:p>0.01 msec</text:p>
          </table:table-cell>
          <table:table-cell office:value-type="string" calcext:value-type="string">
            <text:p>3309.08 MB/s</text:p>
          </table:table-cell>
          <table:table-cell office:value-type="string" calcext:value-type="string">
            <text:p>7282 TPS</text:p>
          </table:table-cell>
          <table:table-cell office:value-type="string" calcext:value-type="string">
            <text:p>5704.94 MB/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ntel</text:p>
          </table:table-cell>
          <table:table-cell table:number-columns-repeated="2" office:value-type="string" calcext:value-type="string">
            <text:p>SSDPELKX010T8</text:p>
          </table:table-cell>
          <table:table-cell office:value-type="string" calcext:value-type="string">
            <text:p>1TB</text:p>
          </table:table-cell>
          <table:table-cell office:value-type="string" calcext:value-type="string">
            <text:p>full</text:p>
          </table:table-cell>
          <table:table-cell table:number-columns-repeated="6"/>
          <table:table-cell office:value-type="string" calcext:value-type="string">
            <text:p>1.7 GB/s</text:p>
          </table:table-cell>
          <table:table-cell office:value-type="string" calcext:value-type="string">
            <text:p>1.1 GB/s</text:p>
          </table:table-cell>
          <table:table-cell office:value-type="string" calcext:value-type="string">
            <text:p>0.08 mse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el</text:p>
          </table:table-cell>
          <table:table-cell table:number-columns-repeated="2" office:value-type="string" calcext:value-type="string">
            <text:p>SSDPELKX010T8</text:p>
          </table:table-cell>
          <table:table-cell office:value-type="string" calcext:value-type="string">
            <text:p>1TB</text:p>
          </table:table-cell>
          <table:table-cell office:value-type="string" calcext:value-type="string">
            <text:p>reformatted no delete (SSD cells not erased)</text:p>
          </table:table-cell>
          <table:table-cell table:formula="of:=([$'Test results'.K4])" office:value-type="float" office:value="1121.97802197802" calcext:value-type="float">
            <text:p>1121.97802197802</text:p>
          </table:table-cell>
          <table:table-cell table:formula="of:=([$'Test results'.L4])" office:value-type="float" office:value="2510.65573770492" calcext:value-type="float">
            <text:p>2510.65573770492</text:p>
          </table:table-cell>
          <table:table-cell table:formula="of:=([$'Test results'.M4])" office:value-type="float" office:value="936.697247706422" calcext:value-type="float">
            <text:p>936.697247706422</text:p>
          </table:table-cell>
          <table:table-cell table:formula="of:=([$'Test results'.N4])" office:value-type="float" office:value="2366.16541353383" calcext:value-type="float">
            <text:p>2366.16541353383</text:p>
          </table:table-cell>
          <table:table-cell table:formula="of:=([$'Test results'.O4])" office:value-type="float" office:value="822.56829206025" calcext:value-type="float">
            <text:p>822.56829206025</text:p>
          </table:table-cell>
          <table:table-cell table:formula="of:=([$'Test results'.P4])" office:value-type="float" office:value="2509.34579439252" calcext:value-type="float">
            <text:p>2509.34579439252</text:p>
          </table:table-cell>
          <table:table-cell office:value-type="string" calcext:value-type="string">
            <text:p>1.7 GB/s</text:p>
          </table:table-cell>
          <table:table-cell office:value-type="string" calcext:value-type="string">
            <text:p>1.2 GB/s</text:p>
          </table:table-cell>
          <table:table-cell office:value-type="string" calcext:value-type="string">
            <text:p>0.01 msec</text:p>
          </table:table-cell>
          <table:table-cell office:value-type="string" calcext:value-type="string">
            <text:p>2804.72 MB/s</text:p>
          </table:table-cell>
          <table:table-cell office:value-type="string" calcext:value-type="string">
            <text:p>6881 TPS</text:p>
          </table:table-cell>
          <table:table-cell office:value-type="string" calcext:value-type="string">
            <text:p>5402.19 MB/s</text:p>
          </table:table-cell>
          <table:table-cell office:value-type="string" calcext:value-type="string">
            <text:p><text:a xlink:href="https://openbenchmarking.org/result/2003097-VE-DBENCHREF16" xlink:type="simple">https://openbenchmarking.org/result/2003097-VE-DBENCHREF16</text:a></text:p>
          </table:table-cell>
          <table:table-cell table:number-columns-repeated="1005"/>
        </table:table-row>
      </table:table>
      <table:table table:name="SSD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Small Write MB/s</text:p>
          </table:table-cell>
          <table:table-cell office:value-type="string" calcext:value-type="string">
            <text:p>Small Read MB/s</text:p>
          </table:table-cell>
          <table:table-cell office:value-type="string" calcext:value-type="string">
            <text:p>Medium Write MB/s</text:p>
          </table:table-cell>
          <table:table-cell office:value-type="string" calcext:value-type="string">
            <text:p>Medium Read MB/s</text:p>
          </table:table-cell>
          <table:table-cell office:value-type="string" calcext:value-type="string">
            <text:p>Large Write MB/s</text:p>
          </table:table-cell>
          <table:table-cell office:value-type="string" calcext:value-type="string">
            <text:p>Large Read MB/s</text:p>
          </table:table-cell>
          <table:table-cell office:value-type="string" calcext:value-type="string">
            <text:p>openbenchmark ref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SanDisk</text:p>
          </table:table-cell>
          <table:table-cell table:style-name="Default" office:value-type="string" calcext:value-type="string">
            <text:p>Ultra II 480GB (X41100RL)</text:p>
          </table:table-cell>
          <table:table-cell table:style-name="ce3" office:value-type="string" calcext:value-type="string">
            <text:p>161915803150</text:p>
          </table:table-cell>
          <table:table-cell table:style-name="Default" office:value-type="string" calcext:value-type="string">
            <text:p>480 GB</text:p>
          </table:table-cell>
          <table:table-cell table:style-name="Default" table:formula="of:=([$'Test results'.K2])" office:value-type="float" office:value="381.920199501247" calcext:value-type="float">
            <text:p>381.920199501247</text:p>
          </table:table-cell>
          <table:table-cell table:style-name="Default" table:formula="of:=([$'Test results'.L2])" office:value-type="float" office:value="2889.62264150943" calcext:value-type="float">
            <text:p>2889.62264150943</text:p>
          </table:table-cell>
          <table:table-cell table:style-name="Default" table:formula="of:=([$'Test results'.M2])" office:value-type="float" office:value="391.687979539642" calcext:value-type="float">
            <text:p>391.687979539642</text:p>
          </table:table-cell>
          <table:table-cell table:style-name="Default" table:formula="of:=([$'Test results'.N2])" office:value-type="float" office:value="3085.29411764706" calcext:value-type="float">
            <text:p>3085.29411764706</text:p>
          </table:table-cell>
          <table:table-cell table:style-name="Default" table:formula="of:=([$'Test results'.O2])" office:value-type="float" office:value="385.268444338156" calcext:value-type="float">
            <text:p>385.268444338156</text:p>
          </table:table-cell>
          <table:table-cell table:style-name="Default" table:formula="of:=([$'Test results'.P2])" office:value-type="float" office:value="3380.90241343127" calcext:value-type="float">
            <text:p>3380.90241343127</text:p>
          </table:table-cell>
          <table:table-cell table:style-name="Default" office:value-type="string" calcext:value-type="string">
            <text:p>https://openbenchmarking.org/result/2003056-KH-INTELNVME61</text:p>
          </table:table-cell>
          <table:table-cell table:style-name="ce4" office:value-type="string" calcext:value-type="string">
            <text:p>REFERENCE</text:p>
          </table:table-cell>
          <table:table-cell table:style-name="Default" table:number-columns-repeated="1012"/>
        </table:table-row>
      </table:table>
      <table:table table:name="Test results" table:style-name="ta1">
        <table:table-column table:style-name="co1" table:number-columns-repeated="4" table:default-cell-style-name="Default"/>
        <table:table-column table:style-name="co1" table:number-columns-repeated="6" table:default-cell-style-name="ce5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smallwrite</text:p>
          </table:table-cell>
          <table:table-cell table:style-name="ce1" office:value-type="string" calcext:value-type="string">
            <text:p>mediumwrite</text:p>
          </table:table-cell>
          <table:table-cell table:style-name="ce1" office:value-type="string" calcext:value-type="string">
            <text:p>largewrite</text:p>
          </table:table-cell>
          <table:table-cell table:style-name="ce1" office:value-type="string" calcext:value-type="string">
            <text:p>smallread</text:p>
          </table:table-cell>
          <table:table-cell table:style-name="ce1" office:value-type="string" calcext:value-type="string">
            <text:p>mediumread</text:p>
          </table:table-cell>
          <table:table-cell table:style-name="ce1" office:value-type="string" calcext:value-type="string">
            <text:p>largeread</text:p>
          </table:table-cell>
          <table:table-cell table:style-name="ce1" office:value-type="string" calcext:value-type="string">
            <text:p>Small Write MB/s</text:p>
          </table:table-cell>
          <table:table-cell table:style-name="ce1" office:value-type="string" calcext:value-type="string">
            <text:p>Small Read MB/s</text:p>
          </table:table-cell>
          <table:table-cell table:style-name="ce1" office:value-type="string" calcext:value-type="string">
            <text:p>Medium Write MB/s</text:p>
          </table:table-cell>
          <table:table-cell table:style-name="ce1" office:value-type="string" calcext:value-type="string">
            <text:p>Medium Read MB/s</text:p>
          </table:table-cell>
          <table:table-cell table:style-name="ce1" office:value-type="string" calcext:value-type="string">
            <text:p>Large Write MB/s</text:p>
          </table:table-cell>
          <table:table-cell table:style-name="ce1" office:value-type="string" calcext:value-type="string">
            <text:p>Large Read MB/s</text:p>
          </table:table-cell>
          <table:table-cell/>
          <table:table-cell table:style-name="ce4"/>
          <table:table-cell table:style-name="ce13" office:value-type="string" calcext:value-type="string">
            <text:p>file sizes</text:p>
          </table:table-cell>
        </table:table-row>
        <table:table-row table:style-name="ro1">
          <table:table-cell office:value-type="string" calcext:value-type="string">
            <text:p>SanDisk</text:p>
          </table:table-cell>
          <table:table-cell office:value-type="string" calcext:value-type="string">
            <text:p>Ultra II 480GB (X41100RL)</text:p>
          </table:table-cell>
          <table:table-cell office:value-type="string" calcext:value-type="string">
            <text:p>480 GB</text:p>
          </table:table-cell>
          <table:table-cell/>
          <table:table-cell office:value-type="float" office:value="0.802" calcext:value-type="float">
            <text:p>0,802</text:p>
          </table:table-cell>
          <table:table-cell office:value-type="float" office:value="0.782" calcext:value-type="float">
            <text:p>0,782</text:p>
          </table:table-cell>
          <table:table-cell office:value-type="float" office:value="8.363" calcext:value-type="float">
            <text:p>8,363</text:p>
          </table:table-cell>
          <table:table-cell office:value-type="float" office:value="0.106" calcext:value-type="float">
            <text:p>0,106</text:p>
          </table:table-cell>
          <table:table-cell office:value-type="float" office:value="0.102" calcext:value-type="float">
            <text:p>0,102</text:p>
          </table:table-cell>
          <table:table-cell office:value-type="float" office:value="0.953" calcext:value-type="float">
            <text:p>0,953</text:p>
          </table:table-cell>
          <table:table-cell table:formula="of:=([.S2]*3)/[.E2]" office:value-type="float" office:value="381.920199501247" calcext:value-type="float">
            <text:p>381.920199501247</text:p>
          </table:table-cell>
          <table:table-cell table:formula="of:=([.S2]*3)/[.H2]" office:value-type="float" office:value="2889.62264150943" calcext:value-type="float">
            <text:p>2889.62264150943</text:p>
          </table:table-cell>
          <table:table-cell table:formula="of:=([.S2]*3)/[.F2]" office:value-type="float" office:value="391.687979539642" calcext:value-type="float">
            <text:p>391.687979539642</text:p>
          </table:table-cell>
          <table:table-cell table:formula="of:=([.S3]*3)/[.I2]" office:value-type="float" office:value="3085.29411764706" calcext:value-type="float">
            <text:p>3085.29411764706</text:p>
          </table:table-cell>
          <table:table-cell table:formula="of:=([.S4]*3)/[.G2]" office:value-type="float" office:value="385.268444338156" calcext:value-type="float">
            <text:p>385.268444338156</text:p>
          </table:table-cell>
          <table:table-cell table:formula="of:=([.S4]*3)/[.J2]" office:value-type="float" office:value="3380.90241343127" calcext:value-type="float">
            <text:p>3380.90241343127</text:p>
          </table:table-cell>
          <table:table-cell/>
          <table:table-cell table:style-name="ce11" office:value-type="string" calcext:value-type="string">
            <text:p>small</text:p>
          </table:table-cell>
          <table:table-cell table:style-name="ce11" office:value-type="float" office:value="102.1" calcext:value-type="float">
            <text:p>102,1</text:p>
          </table:table-cell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SSDPELKX010T8</text:p>
          </table:table-cell>
          <table:table-cell office:value-type="string" calcext:value-type="string">
            <text:p>1TB</text:p>
          </table:table-cell>
          <table:table-cell office:value-type="string" calcext:value-type="string">
            <text:p>first write</text:p>
          </table:table-cell>
          <table:table-cell office:value-type="float" office:value="0.271" calcext:value-type="float">
            <text:p>0,271</text:p>
          </table:table-cell>
          <table:table-cell office:value-type="float" office:value="0.399" calcext:value-type="float">
            <text:p>0,399</text:p>
          </table:table-cell>
          <table:table-cell office:value-type="float" office:value="4.792" calcext:value-type="float">
            <text:p>4,792</text:p>
          </table:table-cell>
          <table:table-cell office:value-type="float" office:value="0.107" calcext:value-type="float">
            <text:p>0,107</text:p>
          </table:table-cell>
          <table:table-cell office:value-type="float" office:value="0.11" calcext:value-type="float">
            <text:p>0,11</text:p>
          </table:table-cell>
          <table:table-cell office:value-type="float" office:value="0.961" calcext:value-type="float">
            <text:p>0,961</text:p>
          </table:table-cell>
          <table:table-cell table:formula="of:=([.S2]*3)/[.E3]" office:value-type="float" office:value="1130.25830258303" calcext:value-type="float">
            <text:p>1130.25830258303</text:p>
          </table:table-cell>
          <table:table-cell table:formula="of:=([.S2]*3)/[.H3]" office:value-type="float" office:value="2862.61682242991" calcext:value-type="float">
            <text:p>2862.61682242991</text:p>
          </table:table-cell>
          <table:table-cell table:formula="of:=([.S2]*3)/[.F3]" office:value-type="float" office:value="767.669172932331" calcext:value-type="float">
            <text:p>767.669172932331</text:p>
          </table:table-cell>
          <table:table-cell table:formula="of:=([.S3]*3)/[.I3]" office:value-type="float" office:value="2860.90909090909" calcext:value-type="float">
            <text:p>2860.90909090909</text:p>
          </table:table-cell>
          <table:table-cell table:formula="of:=([.S4]*3)/[.G3]" office:value-type="float" office:value="672.37061769616" calcext:value-type="float">
            <text:p>672.37061769616</text:p>
          </table:table-cell>
          <table:table-cell table:formula="of:=([.S4]*3)/[.J3]" office:value-type="float" office:value="3352.75754422477" calcext:value-type="float">
            <text:p>3352.75754422477</text:p>
          </table:table-cell>
          <table:table-cell/>
          <table:table-cell table:style-name="ce11" office:value-type="string" calcext:value-type="string">
            <text:p>medium</text:p>
          </table:table-cell>
          <table:table-cell table:style-name="ce11" office:value-type="float" office:value="104.9" calcext:value-type="float">
            <text:p>104,9</text:p>
          </table:table-cell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SSDPELKX010T8</text:p>
          </table:table-cell>
          <table:table-cell office:value-type="string" calcext:value-type="string">
            <text:p>1TB</text:p>
          </table:table-cell>
          <table:table-cell office:value-type="string" calcext:value-type="string">
            <text:p>formatted, no erase</text:p>
          </table:table-cell>
          <table:table-cell office:value-type="float" office:value="0.273" calcext:value-type="float">
            <text:p>0,273</text:p>
          </table:table-cell>
          <table:table-cell office:value-type="float" office:value="0.327" calcext:value-type="float">
            <text:p>0,327</text:p>
          </table:table-cell>
          <table:table-cell office:value-type="float" office:value="3.917" calcext:value-type="float">
            <text:p>3,917</text:p>
          </table:table-cell>
          <table:table-cell office:value-type="float" office:value="0.122" calcext:value-type="float">
            <text:p>0,122</text:p>
          </table:table-cell>
          <table:table-cell office:value-type="float" office:value="0.133" calcext:value-type="float">
            <text:p>0,133</text:p>
          </table:table-cell>
          <table:table-cell office:value-type="float" office:value="1.284" calcext:value-type="float">
            <text:p>1,284</text:p>
          </table:table-cell>
          <table:table-cell table:formula="of:=([.S2]*3)/[.E4]" office:value-type="float" office:value="1121.97802197802" calcext:value-type="float">
            <text:p>1121.97802197802</text:p>
          </table:table-cell>
          <table:table-cell table:formula="of:=([.S2]*3)/[.H4]" office:value-type="float" office:value="2510.65573770492" calcext:value-type="float">
            <text:p>2510.65573770492</text:p>
          </table:table-cell>
          <table:table-cell table:formula="of:=([.S2]*3)/[.F4]" office:value-type="float" office:value="936.697247706422" calcext:value-type="float">
            <text:p>936.697247706422</text:p>
          </table:table-cell>
          <table:table-cell table:formula="of:=([.S3]*3)/[.I4]" office:value-type="float" office:value="2366.16541353383" calcext:value-type="float">
            <text:p>2366.16541353383</text:p>
          </table:table-cell>
          <table:table-cell table:formula="of:=([.S4]*3)/[.G4]" office:value-type="float" office:value="822.56829206025" calcext:value-type="float">
            <text:p>822.56829206025</text:p>
          </table:table-cell>
          <table:table-cell table:formula="of:=([.S4]*3)/[.J4]" office:value-type="float" office:value="2509.34579439252" calcext:value-type="float">
            <text:p>2509.34579439252</text:p>
          </table:table-cell>
          <table:table-cell/>
          <table:table-cell table:style-name="ce11" office:value-type="string" calcext:value-type="string">
            <text:p>large</text:p>
          </table:table-cell>
          <table:table-cell table:style-name="ce11" office:value-type="float" office:value="1074" calcext:value-type="float">
            <text:p>1074</text:p>
          </table:table-cell>
        </table:table-row>
        <table:table-row table:style-name="ro1">
          <table:table-cell table:number-columns-repeated="17"/>
          <table:table-cell table:style-name="ce12" office:value-type="string" calcext:value-type="string">
            <text:p>test times are for three iterations</text:p>
          </table:table-cell>
          <table:table-cell table:style-name="ce14"/>
        </table:table-row>
        <table:table-row table:style-name="ro1" table:number-rows-repeated="7">
          <table:table-cell table:number-columns-repeated="19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number-columns-repeated="12"/>
        </table:table-row>
        <table:table-row table:style-name="ro1" table:number-rows-repeated="4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 number:title="User-defined">
      <number:seconds number:style="long" number:decimal-places="2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5:35:29.722323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5T09:40:02.330304623</meta:creation-date>
    <dc:date>2020-03-17T17:09:17.658489054</dc:date>
    <meta:editing-duration>PT4H38M</meta:editing-duration>
    <meta:editing-cycles>10</meta:editing-cycles>
    <meta:generator>LibreOffice/6.3.5.2$Linux_X86_64 LibreOffice_project/30$Build-2</meta:generator>
    <meta:document-statistic meta:table-count="3" meta:cell-count="155" meta:object-count="0"/>
  </office:meta>
</office:document-meta>
</file>